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orphans="2" fo:widows="2" fo:text-indent="0cm" style:auto-text-indent="false"/>
      <style:text-properties officeooo:paragraph-rsid="0007077f"/>
    </style:style>
    <style:style style:name="P2" style:family="paragraph" style:parent-style-name="Standard">
      <style:paragraph-properties fo:margin-left="0cm" fo:margin-right="0cm" fo:margin-top="0cm" fo:margin-bottom="0.499cm" style:contextual-spacing="false" fo:orphans="2" fo:widows="2" fo:text-indent="0cm" style:auto-text-indent="false"/>
      <style:text-properties officeooo:paragraph-rsid="000732a9"/>
    </style:style>
    <style:style style:name="P3" style:family="paragraph" style:parent-style-name="Text_20_body" style:list-style-name="L1">
      <style:paragraph-properties fo:margin-top="0cm" fo:margin-bottom="0cm" style:contextual-spacing="false"/>
      <style:text-properties officeooo:paragraph-rsid="000732a9"/>
    </style:style>
    <style:style style:name="P4" style:family="paragraph" style:parent-style-name="Text_20_body" style:list-style-name="L1">
      <style:text-properties officeooo:paragraph-rsid="000732a9"/>
    </style:style>
    <style:style style:name="P5" style:family="paragraph" style:parent-style-name="Text_20_body">
      <style:paragraph-properties fo:margin-left="0cm" fo:margin-right="0cm" fo:orphans="2" fo:widows="2" fo:text-indent="0cm" style:auto-text-indent="false"/>
      <style:text-properties officeooo:paragraph-rsid="000732a9"/>
    </style:style>
    <style:style style:name="P6" style:family="paragraph" style:parent-style-name="Text_20_body">
      <style:paragraph-properties fo:margin-left="0cm" fo:margin-right="0cm" fo:orphans="2" fo:widows="2" fo:text-indent="0cm" style:auto-text-indent="false"/>
      <style:text-properties officeooo:rsid="00072e1a" officeooo:paragraph-rsid="000732a9"/>
    </style:style>
    <style:style style:name="P7" style:family="paragraph" style:parent-style-name="Text_20_body">
      <style:paragraph-properties fo:margin-left="0cm" fo:margin-right="0cm" fo:orphans="2" fo:widows="2" fo:text-indent="0cm" style:auto-text-indent="false"/>
      <style:text-properties officeooo:paragraph-rsid="000d86f8"/>
    </style:style>
    <style:style style:name="P8" style:family="paragraph" style:parent-style-name="Text_20_body">
      <style:paragraph-properties fo:margin-left="0cm" fo:margin-right="0cm" fo:orphans="2" fo:widows="2" fo:text-indent="0cm" style:auto-text-indent="false"/>
      <style:text-properties officeooo:paragraph-rsid="000a53cf"/>
    </style:style>
    <style:style style:name="P9" style:family="paragraph" style:parent-style-name="Text_20_body" style:list-style-name="L2"/>
    <style:style style:name="P10" style:family="paragraph" style:parent-style-name="Preformatted_20_Text">
      <style:paragraph-properties fo:margin-top="0cm" fo:margin-bottom="0.499cm" style:contextual-spacing="false" fo:line-height="115%"/>
    </style:style>
    <style:style style:name="P11" style:family="paragraph" style:parent-style-name="Preformatted_20_Text">
      <loext:graphic-properties draw:fill="none" draw:fill-color="#ffffff"/>
      <style:paragraph-properties fo:margin-left="0cm" fo:margin-right="0cm" fo:margin-top="0cm" fo:margin-bottom="0.247cm" style:contextual-spacing="false" fo:line-height="150%" fo:text-align="start" style:justify-single-word="false" fo:text-indent="0cm" style:auto-text-indent="false" fo:background-color="transparent" fo:padding="0cm" fo:border="none"/>
    </style:style>
    <style:style style:name="P12" style:family="paragraph" style:parent-style-name="Text_20_body" style:list-style-name="L3"/>
    <style:style style:name="T1" style:family="text">
      <style:text-properties fo:font-variant="normal" fo:text-transform="none" fo:color="#141413" loext:opacity="100%" fo:font-family="styreneB, 'styreneB Fallback', ui-sans-serif, system-ui, apple-system, BlinkMacSystemFont, 'Segoe UI', Roboto, 'Helvetica Neue', Arial, 'Noto Sans', sans-serif, 'Apple Color Emoji', 'Segoe UI Emoji', 'Segoe UI Symbol', 'Noto Color Emoji'" fo:font-size="11.25pt" fo:letter-spacing="normal" fo:font-style="normal" fo:font-weight="normal" officeooo:rsid="000e7cca"/>
    </style:style>
    <style:style style:name="T2" style:family="text">
      <style:text-properties fo:font-variant="normal" fo:text-transform="none" fo:color="#141413" loext:opacity="100%" fo:font-family="styreneB, 'styreneB Fallback', ui-sans-serif, system-ui, apple-system, BlinkMacSystemFont, 'Segoe UI', Roboto, 'Helvetica Neue', Arial, 'Noto Sans', sans-serif, 'Apple Color Emoji', 'Segoe UI Emoji', 'Segoe UI Symbol', 'Noto Color Emoji'" fo:font-size="11.25pt" fo:letter-spacing="normal" fo:font-style="normal" fo:font-weight="normal" officeooo:rsid="00133aa2"/>
    </style:style>
    <style:style style:name="T3" style:family="text">
      <style:text-properties fo:font-variant="normal" fo:text-transform="none" fo:color="#141413" loext:opacity="100%" fo:font-family="styreneB, 'styreneB Fallback', ui-sans-serif, system-ui, apple-system, BlinkMacSystemFont, 'Segoe UI', Roboto, 'Helvetica Neue', Arial, 'Noto Sans', sans-serif, 'Apple Color Emoji', 'Segoe UI Emoji', 'Segoe UI Symbol', 'Noto Color Emoji'" fo:font-size="11.25pt" fo:letter-spacing="normal" fo:font-style="normal" fo:font-weight="normal" officeooo:rsid="0011e126"/>
    </style:style>
    <style:style style:name="T4" style:family="text">
      <style:text-properties fo:font-variant="normal" fo:text-transform="none" fo:color="#141413" loext:opacity="100%" fo:font-family="styreneB, 'styreneB Fallback', ui-sans-serif, system-ui, apple-system, BlinkMacSystemFont, 'Segoe UI', Roboto, 'Helvetica Neue', Arial, 'Noto Sans', sans-serif, 'Apple Color Emoji', 'Segoe UI Emoji', 'Segoe UI Symbol', 'Noto Color Emoji'" fo:font-size="11.25pt" fo:letter-spacing="normal" fo:font-style="normal" fo:font-weight="normal"/>
    </style:style>
    <style:style style:name="T5" style:family="text">
      <style:text-properties fo:font-variant="normal" fo:text-transform="none" fo:color="#141413" loext:opacity="100%" fo:font-family="styreneB, 'styreneB Fallback', ui-sans-serif, system-ui, apple-system, BlinkMacSystemFont, 'Segoe UI', Roboto, 'Helvetica Neue', Arial, 'Noto Sans', sans-serif, 'Apple Color Emoji', 'Segoe UI Emoji', 'Segoe UI Symbol', 'Noto Color Emoji'" fo:font-size="11.25pt" fo:letter-spacing="normal" fo:font-style="normal" fo:font-weight="normal" officeooo:rsid="000719ab"/>
    </style:style>
    <style:style style:name="T6" style:family="text">
      <style:text-properties fo:color="#383a42" loext:opacity="100%" fo:font-family="'Fira Code', 'Fira Mono', Menlo, Consolas, 'DejaVu Sans Mono', monospace" fo:background-color="transparent" loext:char-shading-value="0"/>
    </style:style>
    <style:style style:name="T7" style:family="text">
      <style:text-properties fo:color="#4078f2" loext:opacity="100%" fo:font-family="'Fira Code', 'Fira Mono', Menlo, Consolas, 'DejaVu Sans Mono', monospace"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s </text:span><text:span text:style-name="T2">una</text:span><text:span text:style-name="T3"> </text:span><text:span text:style-name="T4">aplicación web orientada a la gestión de pintura para modelos 3d en resina para la empresa Print and Paint Studio el cual, gestiones usuarios con contraseña, gestione direcciones de vídeos de youtube con descripciones de contenido implementando, minutos exactos donde comienza y donde acaba la técnica que se esta mostrando y la gestión de mantenimiento generalizado tanto en usuarios como en direcciones de de vídeos de youtube. Todo esto tiene que ser en un entorno gráfico amigable y moderno. No crees código, te voy a pasar los archivos que ya tengo creados para depurar errores. Por otra parte </text:span><text:span text:style-name="T1">hay</text:span><text:span text:style-name="T4"> otra interface para los usuarios, la cual puedan acceder por el nombre de usuario y contraseña y se personalicen los videos desde usuario sin experiencia, pasando por medio y profesional, con gestión de videos favoritos y toda clase de ayudas que se te puedan ocurrir. Las dos gestiones aunque tienen que estar en la misma pagina, tienen que estar bien diferenciadas. Los usuarios no tienen que tener ningún tipo de acceso a la gestión de usuarios y videos. <text:s/>segmenta en varios archivos el código para que claude no envíe el mensaje claude ha alcanzado la longitud máxima para un mensaje. </text:span><text:span text:style-name="T5">No crees datos ficticios aprovecha el código que ya conecta con la base de datos y genera los filtros. Todo ese codigo funciona bien.</text:span></text:p>
      <text:p text:style-name="P1"/>
      <text:p text:style-name="P2"><text:span text:style-name="Strong_20_Emphasis">Administración de la base de datos</text:span>: </text:p>
      <text:list text:style-name="L1">
        <text:list-item>
          <text:p text:style-name="P3">Accede a en <text:span text:style-name="Source_20_Text">http://localhost:8080</text:span> </text:p>
        </text:list-item>
        <text:list-item>
          <text:p text:style-name="P3">Usuario: <text:span text:style-name="Source_20_Text">user</text:span> o <text:span text:style-name="Source_20_Text">root</text:span> </text:p>
        </text:list-item>
        <text:list-item>
          <text:p text:style-name="P4">Contraseña: <text:span text:style-name="Source_20_Text">password</text:span> o <text:span text:style-name="Source_20_Text">root</text:span></text:p>
        </text:list-item>
      </text:list>
      <text:p text:style-name="P5"/>
      <text:p text:style-name="P6">abrir contenedores docker-compose up -d</text:p>
      <text:p text:style-name="P6"/>
      <text:p text:style-name="P6"/>
      <text:p text:style-name="P1"/>
      <text:p text:style-name="P1"/>
      <text:p text:style-name="P1">recuerda <text:s/>que yo trabajo Docker desktop <text:s/>y la base de datos se llama "videos_youtube". </text:p>
      <text:p text:style-name="P7">este es el árbol <text:s/>del directorio junto con los archivos que se usan en este momento en la aplicación </text:p>
      <text:p text:style-name="P7">C:.</text:p>
      <text:p text:style-name="P8">│ <text:s text:c="2"/>.env</text:p>
      <text:p text:style-name="P8">│ <text:s text:c="2"/>app.py</text:p>
      <text:p text:style-name="P8">│ <text:s text:c="2"/>docker-compose.yml</text:p>
      <text:p text:style-name="P8">│ <text:s text:c="2"/>Dockerfile</text:p>
      <text:p text:style-name="P8">│ <text:s text:c="2"/>Documentacion_aplicacion.odt</text:p>
      <text:p text:style-name="P8">│ <text:s text:c="2"/>iniciar_entorno.bat</text:p>
      <text:p text:style-name="P8"><text:soft-page-break/>│ <text:s text:c="2"/>init.sql</text:p>
      <text:p text:style-name="P8">│ <text:s text:c="2"/>models.py</text:p>
      <text:p text:style-name="P8">│ <text:s text:c="2"/>PROMCLAUDEPRINTANDPAINT.odt</text:p>
      <text:p text:style-name="P8">│ <text:s text:c="2"/>requirements.txt</text:p>
      <text:p text:style-name="P8">│ <text:s text:c="2"/>start-env-script.txt</text:p>
      <text:p text:style-name="P8">│ <text:s text:c="2"/>temp.html</text:p>
      <text:p text:style-name="P8">│</text:p>
      <text:p text:style-name="P8">└───templates</text:p>
      <text:p text:style-name="P8"><text:s text:c="4"/>│ <text:s text:c="2"/>index.html</text:p>
      <text:p text:style-name="P8"><text:s text:c="4"/>│ <text:s text:c="2"/>login.html</text:p>
      <text:p text:style-name="P8"><text:s text:c="4"/>│ <text:s text:c="2"/>register.html</text:p>
      <text:p text:style-name="P8"><text:s text:c="4"/>│</text:p>
      <text:p text:style-name="P8"><text:s text:c="4"/>├───admin</text:p>
      <text:p text:style-name="P8"><text:s text:c="4"/>│ <text:s text:c="6"/>dashboard.html</text:p>
      <text:p text:style-name="P8"><text:s text:c="4"/>│ <text:s text:c="6"/>users.html</text:p>
      <text:p text:style-name="P8"><text:s text:c="4"/>│ <text:s text:c="6"/>videos.html</text:p>
      <text:p text:style-name="P8"><text:s text:c="4"/>│</text:p>
      <text:p text:style-name="P8"><text:s text:c="4"/>├───user</text:p>
      <text:p text:style-name="P8"><text:s text:c="4"/>│ <text:s text:c="6"/>dashboard.html</text:p>
      <text:p text:style-name="P8"><text:s text:c="4"/>│ <text:s text:c="6"/>favorites.html</text:p>
      <text:p text:style-name="P8"><text:s text:c="4"/>│ <text:s text:c="6"/>profile.html</text:p>
      <text:p text:style-name="P8"><text:s text:c="4"/>│ <text:s text:c="6"/>videos.html</text:p>
      <text:p text:style-name="P8"><text:s text:c="4"/>│</text:p>
      <text:p text:style-name="P8"><text:s text:c="4"/>└───usuario</text:p>
      <text:p text:style-name="P8"><text:s text:c="12"/>dashboard.html</text:p>
      <text:p text:style-name="P8"><text:s text:c="12"/>favorites.html</text:p>
      <text:p text:style-name="P8"><text:s text:c="12"/>profile.html</text:p>
      <text:p text:style-name="P8"><text:s text:c="12"/>videos.html</text:p>
      <text:p text:style-name="P1">inico los contenedores con </text:p>
      <text:p text:style-name="P1">Para reiniciar los contenedores Docker, puedes seguir estos pasos:</text:p>
      <text:list text:style-name="L2">
        <text:list-item>
          <text:p text:style-name="P9">Primero, detén los contenedores en ejecución: </text:p>
        </text:list-item>
      </text:list>
      <text:p text:style-name="P10">powershell</text:p>
      <text:p text:style-name="P11"><text:soft-page-break/><text:span text:style-name="Source_20_Text"><text:span text:style-name="T6">docker-compose down</text:span></text:span></text:p>
      <text:list text:style-name="L3">
        <text:list-item>
          <text:p text:style-name="P12">Luego, inicia los contenedores nuevamente: </text:p>
        </text:list-item>
      </text:list>
      <text:p text:style-name="P10">powershell</text:p>
      <text:p text:style-name="P11"><text:span text:style-name="Source_20_Text"><text:span text:style-name="T6">docker-compose up </text:span></text:span><text:span text:style-name="Source_20_Text"><text:span text:style-name="T7">-</text:span></text:span><text:span text:style-name="Source_20_Text"><text:span text:style-name="T6">d</text:span></text:span></text:p>
      <text:p text:style-name="Text_20_body">Si quieres reconstruir las imágenes (por ejemplo, si has modificado el código):</text:p>
      <text:p text:style-name="P10">powershell</text:p>
      <text:p text:style-name="P11"><text:span text:style-name="Source_20_Text"><text:span text:style-name="T6">docker-compose up </text:span></text:span><text:span text:style-name="Source_20_Text"><text:span text:style-name="T7">-</text:span></text:span><text:span text:style-name="Source_20_Text"><text:span text:style-name="T6">d </text:span></text:span><text:span text:style-name="Source_20_Text"><text:span text:style-name="T7">--</text:span></text:span><text:span text:style-name="Source_20_Text"><text:span text:style-name="T6">build</text:span></text:span></text:p>
      <text:p text:style-name="Text_20_body">Si prefieres ver los logs en tiempo real mientras los contenedores se inician:</text:p>
      <text:p text:style-name="P10">powershell</text:p>
      <text:p text:style-name="P11"><text:span text:style-name="Source_20_Text"><text:span text:style-name="T6">docker-compose up</text:span></text:span></text:p>
      <text:p text:style-name="Text_20_body">También puedes reiniciar un contenedor específico sin detener los demás:</text:p>
      <text:p text:style-name="P10">powershell</text:p>
      <text:p text:style-name="P11"><text:span text:style-name="Source_20_Text"><text:span text:style-name="T6">docker-compose restart youtube_app</text:span></text:span></text:p>
      <text:p text:style-name="Text_20_body">Para verificar que los contenedores están funcionando correctamente:</text:p>
      <text:p text:style-name="P10">powershell</text:p>
      <text:p text:style-name="P11"><text:span text:style-name="Source_20_Text"><text:span text:style-name="T6">docker-compose </text:span></text:span><text:span text:style-name="Source_20_Text"><text:span text:style-name="T7">ps</text:span></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0T14:36:32.866777300</meta:creation-date>
    <dc:date>2025-04-21T01:48:15.839802300</dc:date>
    <meta:editing-duration>PT6H22M21S</meta:editing-duration>
    <meta:editing-cycles>9</meta:editing-cycles>
    <meta:generator>LibreOffice/25.2.2.2$Windows_X86_64 LibreOffice_project/7370d4be9e3cf6031a51beef54ff3bda878e3fac</meta:generator>
    <meta:document-statistic meta:table-count="0" meta:image-count="0" meta:object-count="0" meta:page-count="3" meta:paragraph-count="63" meta:word-count="433" meta:character-count="2978" meta:non-whitespace-character-count="2418"/>
  </office:meta>
</office:document-meta>
</file>